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5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amoun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a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ertical drive ar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in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orward drive ar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orizontal ar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riangular ar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rvo pla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aseme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und pla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01 claw suppor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01 right fing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01 left fing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rive ge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01 driven ge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01 ram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estro hold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al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Benjamin Bithrey</meta:initial-creator>
    <dc:creator>Benjamin Bithrey</dc:creator>
    <meta:creation-date>2021-11-10T12:48:49Z</meta:creation-date>
    <dc:date>2021-11-10T13:09:34Z</dc:date>
  </office:meta>
</office:document-meta>
</file>